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size="14pt"/>
    </style:style>
    <style:style style:name="P2" style:family="paragraph" style:parent-style-name="Heading_20_3">
      <style:text-properties fo:color="#333333" fo:font-size="14pt" fo:language="en" fo:country="US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size="14pt"/>
    </style:style>
    <style:style style:name="P5" style:family="paragraph" style:parent-style-name="Text_20_body">
      <style:paragraph-properties fo:text-align="start" style:justify-single-word="false"/>
      <style:text-properties fo:font-size="14pt"/>
    </style:style>
    <style:style style:name="P6" style:family="paragraph" style:parent-style-name="Text_20_body">
      <style:text-properties fo:font-size="14pt" fo:language="en" fo:country="US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text-properties fo:color="#333333" fo:font-size="14pt" fo:language="en" fo:country="US"/>
    </style:style>
    <style:style style:name="P9" style:family="paragraph" style:parent-style-name="Text_20_body">
      <style:paragraph-properties fo:margin-left="0cm" fo:margin-right="0cm" style:line-height-at-least="0.556cm" fo:text-align="start" style:justify-single-word="false" fo:widows="1" fo:text-indent="0cm" style:auto-text-indent="false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P11" style:family="paragraph" style:parent-style-name="Heading_20_3">
      <style:text-properties fo:color="#333333" fo:font-size="14pt" fo:language="en" fo:country="US"/>
    </style:style>
    <style:style style:name="P12" style:family="paragraph" style:parent-style-name="Heading_20_3">
      <style:paragraph-properties fo:text-align="start" style:justify-single-word="false"/>
      <style:text-properties fo:font-size="14pt"/>
    </style:style>
    <style:style style:name="P13" style:family="paragraph" style:parent-style-name="Heading_20_3">
      <style:paragraph-properties fo:text-align="justify" style:justify-single-word="false"/>
      <style:text-properties fo:font-size="14pt"/>
    </style:style>
    <style:style style:name="P14" style:family="paragraph" style:parent-style-name="Text_20_body" style:list-style-name="L1">
      <style:paragraph-properties fo:text-align="start" style:justify-single-word="false"/>
    </style:style>
    <style:style style:name="P15" style:family="paragraph" style:parent-style-name="Text_20_body" style:list-style-name="L2">
      <style:paragraph-properties fo:text-align="start" style:justify-single-word="false"/>
      <style:text-properties officeooo:paragraph-rsid="0018bf52"/>
    </style:style>
    <style:style style:name="P16" style:family="paragraph" style:parent-style-name="Text_20_body">
      <style:text-properties fo:font-size="14pt"/>
    </style:style>
    <style:style style:name="P17" style:family="paragraph" style:parent-style-name="Text_20_body">
      <style:paragraph-properties fo:text-align="start" style:justify-single-word="false"/>
      <style:text-properties fo:font-size="14pt"/>
    </style:style>
    <style:style style:name="P18" style:family="paragraph" style:parent-style-name="Text_20_body" style:list-style-name="L1">
      <style:paragraph-properties fo:text-align="start" style:justify-single-word="false"/>
      <style:text-properties fo:font-size="14pt"/>
    </style:style>
    <style:style style:name="P19" style:family="paragraph" style:parent-style-name="Text_20_body" style:list-style-name="L2">
      <style:paragraph-properties fo:text-align="start" style:justify-single-word="false"/>
      <style:text-properties fo:font-size="14pt" officeooo:paragraph-rsid="0018bf52"/>
    </style:style>
    <style:style style:name="P20" style:family="paragraph" style:parent-style-name="Text_20_body">
      <style:text-properties fo:font-size="14pt" fo:language="en" fo:country="US"/>
    </style:style>
    <style:style style:name="P21" style:family="paragraph" style:parent-style-name="Text_20_body">
      <style:text-properties fo:color="#333333" fo:font-size="14pt" fo:language="en" fo:country="US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T1" style:family="text">
      <style:text-properties fo:font-size="14pt"/>
    </style:style>
    <style:style style:name="T2" style:family="text">
      <style:text-properties fo:font-size="14pt" fo:font-weight="bold"/>
    </style:style>
    <style:style style:name="T3" style:family="text">
      <style:text-properties fo:font-size="14pt" fo:language="en" fo:country="US"/>
    </style:style>
    <style:style style:name="T4" style:family="text">
      <style:text-properties fo:font-size="14pt" officeooo:rsid="0017455c"/>
    </style:style>
    <style:style style:name="T5" style:family="text">
      <style:text-properties fo:language="es" fo:country="ES"/>
    </style:style>
    <style:style style:name="T6" style:family="text">
      <style:text-properties fo:font-variant="normal" fo:text-transform="none" fo:color="#ef4540" style:font-name="Helvetica" fo:font-size="14pt" fo:letter-spacing="normal" fo:font-style="normal" fo:font-weight="normal"/>
    </style:style>
    <style:style style:name="T7" style:family="text">
      <style:text-properties fo:color="#0000ff" fo:font-size="14pt"/>
    </style:style>
    <style:style style:name="T8" style:family="text">
      <style:text-properties officeooo:rsid="0017455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3"><text:bookmark text:name="yui_3_17_2_1_1624024700798_89"/>2. Indicadores de Empleo y Desempleo</text:h>
      <text:section text:style-name="Sect1" text:name="yui_3_17_2_1_1624024700798_85">
        <text:h text:style-name="P2" text:outline-level="3">Purpose</text:h>
        <text:p text:style-name="P6">Introduce the labor market indicators and statistical sources on employment in Colombia to understand their dynamics.</text:p>
        <text:h text:style-name="P2" text:outline-level="3">Resources</text:h>
        <text:p text:style-name="P8">The course will use for this part, as the main study material, the e-book:</text:p>
        <text:p text:style-name="P6">Lora, Eduardo, and Sergio Iván Prada. 2016. Técnicas de Medición Económica: Metodología Y Aplicaciones En Colombia. 5th ed.</text:p>
        <text:p text:style-name="P4">The e-book can be consulted through the route:</text:p>
        <text:p text:style-name="P3"><text:a xlink:type="simple" xlink:href="http://www.icesi.edu.co/medicion-economica-lora-prada/contenido-libro.php" office:target-frame-name="_blank" xlink:show="new" text:style-name="Internet_20_link" text:visited-style-name="Visited_20_Internet_20_Link"><text:span text:style-name="T3">http://www.icesi.edu.co/medicion-economica-lora-prada/contenido-libro.php</text:span></text:a><text:span text:style-name="T1"> &gt; Indicadores de Empleo y Desempleo</text:span></text:p>
        <text:p text:style-name="Text_20_body"><text:span text:style-name="Strong_20_Emphasis"><text:span text:style-name="T1">Methodological Process</text:span></text:span></text:p>
        <text:p text:style-name="Text_20_body"><text:span text:style-name="T2">1. </text:span><text:span text:style-name="T1">Read and review Chapter 2.</text:span> </text:p>
        <text:p text:style-name="P10"><text:span text:style-name="T2">2. </text:span><text:span text:style-name="T1">Make a conceptual map where the elements mentioned in Chapter 2 are ordered in a logical manner so that it can be used as an input in the activity </text:span><text:span text:style-name="T2">Midterm Exam 1</text:span>. </text:p>
        <text:p text:style-name="P10"/>
        <text:p text:style-name="P5">The realization of the conceptual map is not a qualifiable activity to be delivered, but a tool that can be used to understand or understand the topics discussed in these parts of the e-book.</text:p>
        <text:h text:style-name="P1" text:outline-level="3">Additional Resources</text:h>
        <text:p text:style-name="P5">Bubbl.us: Online tool for the creation of conceptual maps or mental schemes. It does not require any previous installation because it is a Web 2.0 tool.</text:p>
        <text:list xml:id="list3997761227" text:style-name="L2">
          <text:list-item>
            <text:p text:style-name="P15"><text:span text:style-name="T1">Where can I find it?: </text:span><text:a xlink:type="simple" xlink:href="https://bubbl.us/" office:target-frame-name="_blank" xlink:show="new" text:style-name="Internet_20_link" text:visited-style-name="Visited_20_Internet_20_Link"><text:span text:style-name="Emphasis"><text:span text:style-name="Strong_20_Emphasis"><text:span text:style-name="T7">click here</text:span></text:span></text:span></text:a><text:span text:style-name="T1"> </text:span><text:span text:style-name="T4">[https://bubbl.us/]</text:span></text:p>
          </text:list-item>
          <text:list-item>
            <text:p text:style-name="P19">Tutorial bubbl.us: <text:span text:style-name="T8">[https://youtu.be/5TGO_LDiab8]</text:span></text:p>
          </text:list-item>
        </text:list>
      </text:section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8:34:26.959522873</meta:creation-date>
    <dc:date>2021-06-18T08:59:54.389451119</dc:date>
    <meta:editing-duration>PT38M30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187" meta:character-count="1205" meta:non-whitespace-character-count="1034"/>
  </office:meta>
</office:document-meta>
</file>